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dobe Caslon Pro1" svg:font-family="'Adobe Caslon Pro'"/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Normal" style:font-family-generic="swiss"/>
    <style:font-face style:name="Adobe Caslon Pro" svg:font-family="'Adobe Caslon Pr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10.799cm"/>
    </style:style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1.261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3.6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1" fo:font-size="10pt" style:font-name-asian="Arial Unicode MS" style:font-size-asian="10pt" style:font-name-complex="Tahoma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Arial"/>
    </style:style>
    <style:style style:name="T1" style:family="text">
      <style:text-properties style:font-name="Arial1" fo:font-size="10pt" fo:language="en" fo:country="US" fo:font-style="normal" fo:font-weight="normal" style:font-size-asian="10pt" style:language-asian="en" style:country-asian="US" style:font-name-complex="Adobe Caslon Pro" style:font-size-complex="10pt"/>
    </style:style>
    <style:style style:name="T2" style:family="text">
      <style:text-properties style:font-name="Arial1" fo:font-size="10pt" fo:language="en" fo:country="US" style:font-size-asian="10pt" style:language-asian="en" style:country-asian="US" style:font-size-complex="10pt"/>
    </style:style>
    <style:style style:name="T3" style:family="text">
      <style:text-properties style:font-name="Adobe Caslon Pro" fo:font-size="10pt" fo:language="en" fo:country="US" fo:font-style="normal" fo:font-weight="normal" style:font-size-asian="10pt" style:language-asian="en" style:country-asian="US" style:font-name-complex="Adobe Caslon Pro" style:font-size-complex="10pt"/>
    </style:style>
    <style:style style:name="T4" style:family="text">
      <style:text-properties style:font-name="Adobe Caslon Pro1" fo:font-size="10pt" fo:language="en" fo:country="US" fo:font-style="normal" fo:font-weight="normal" style:font-size-asian="10pt" style:language-asian="en" style:country-asian="US" style:font-name-complex="Adobe Caslon Pro1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" fo:font-size="12pt"/>
    </style:style>
    <style:style style:name="T7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3">
          <table:table-cell office:value-type="string">
            <text:p>date</text:p>
          </table:table-cell>
          <table:table-cell office:value-type="string">
            <text:p>nom du fichier [*abbréviations voir commentaires]</text:p>
          </table:table-cell>
          <table:table-cell office:value-type="string">
            <text:p>type [créer, modif,ajout, nouv, ..]</text:p>
          </table:table-cell>
          <table:table-cell office:value-type="string">
            <text:p>phonétique</text:p>
          </table:table-cell>
          <table:table-cell office:value-type="string">
            <text:p>graphèmes</text:p>
          </table:table-cell>
          <table:table-cell office:value-type="string">
            <text:p>commentaires [LPSG= ListePhonemesSAMPAGraphemes ,RMPA=ReglesMorphalouPasAdequation]</text:p>
          </table:table-cell>
          <table:table-cell table:number-columns-repeated="1018"/>
        </table:table-row>
        <table:table-row table:style-name="ro4">
          <table:table-cell office:value-type="date" office:date-value="2012-06-04">
            <text:p>04.06.12</text:p>
          </table:table-cell>
          <table:table-cell office:value-type="string">
            <text:p>LPSG</text:p>
          </table:table-cell>
          <table:table-cell office:value-type="string">
            <text:p>modif et ajout</text:p>
          </table:table-cell>
          <table:table-cell/>
          <table:table-cell office:value-type="string">
            <text:p>d', d</text:p>
          </table:table-cell>
          <table:table-cell office:value-type="string">
            <text:p>pour traiter les cas d'apostrophes les plus commun ATTENTION : erreur dans la modif' (d' avait remplacé d et non ajout). Du coup, tous les mots avec d simple n'étaient plus mis en couleurs)</text:p>
          </table:table-cell>
          <table:table-cell table:number-columns-repeated="1018"/>
        </table:table-row>
        <table:table-row table:style-name="ro5">
          <table:table-cell office:value-type="date" office:date-value="2012-06-06">
            <text:p>06.06.12</text:p>
          </table:table-cell>
          <table:table-cell office:value-type="string">
            <text:p>RMPA</text:p>
          </table:table-cell>
          <table:table-cell office:value-type="string">
            <text:p>ajout</text:p>
          </table:table-cell>
          <table:table-cell/>
          <table:table-cell table:style-name="ce4" office:value-type="string">
            <text:p><text:span text:style-name="T1">æ, œ, Æ, Œ, </text:span><text:span text:style-name="T2">ﬀ</text:span><text:span text:style-name="T3">, </text:span><text:span text:style-name="T4">ﬁ, ﬂ</text:span><text:span text:style-name="T3">, </text:span><text:span text:style-name="T4">ﬃ</text:span><text:span text:style-name="T3">, </text:span><text:span text:style-name="T4">ﬄ, </text:span><text:span text:style-name="T5">À, Â, Ä, Ç, È, É, Ê, Ë, Î, Ï, Ô, Ö, Û, Ü </text:span></text:p>
          </table:table-cell>
          <table:table-cell office:value-type="string">
            <text:p>pour traiter les ligatures (voire les caractères accentués, et autres, si ceux-ci ne sont pas traités par Morphalou, CHECK). Pour traiter les autres ligatures (ff, fi, fl, etc.) vérifier UTF-8 et ligatures et ajouter OU spécifier sur le site qu'est-ce qui est traiter/non.</text:p>
          </table:table-cell>
          <table:table-cell table:number-columns-repeated="1018"/>
        </table:table-row>
        <table:table-row table:style-name="ro6">
          <table:table-cell office:value-type="date" office:date-value="2012-06-06">
            <text:p>06.06.12</text:p>
          </table:table-cell>
          <table:table-cell office:value-type="string">
            <text:p>LPSG</text:p>
          </table:table-cell>
          <table:table-cell office:value-type="string">
            <text:p>ajout</text:p>
          </table:table-cell>
          <table:table-cell/>
          <table:table-cell table:style-name="ce5" office:value-type="string">
            <text:p><text:span text:style-name="T6">æ, œ, </text:span><text:span text:style-name="T7">œ</text:span><text:span text:style-name="T6">u, ...</text:span></text:p>
          </table:table-cell>
          <table:table-cell table:style-name="ce6" office:value-type="string">
            <text:p><text:span text:style-name="T8">ajout des a et o dans e dans /a,e/ et /e,2,9/ dans LPSG pour traiter </text:span><text:span text:style-name="T8">quelques ligatures. ATTENTION : le fichier RMPA semble ne jouer </text:span><text:span text:style-name="T8">aucun rôle dans le traitement des ligatures, bien qu'il y soit dédié (ask </text:span><text:span text:style-name="T8">Steph'). Du coup, soit le supprimer, soit le rendre actif, en permettant </text:span><text:span text:style-name="T8">ainsi à l'utilisateur d'utiliser les caractères ligaturés souhaités (sauf fi, </text:span><text:span text:style-name="T8">fl, ffi, ffl car ces derniers transcrivent 2 phonèmes-1 caractères cf. cas </text:span><text:span text:style-name="T8">bicolore d'y,x,...). A l'heure actuelle, avec cette méthode, seules les </text:span><text:span text:style-name="T8">mots transcrits avec ligatures dans Morphalou sont pris en compte, </text:span><text:span text:style-name="T8">ex : c</text:span><text:span text:style-name="T9">œ</text:span><text:span text:style-name="T8">ur</text:span></text:p>
          </table:table-cell>
          <table:table-cell table:number-columns-repeated="1018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dobe Caslon Pro1" svg:font-family="'Adobe Caslon Pro'"/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Normal" style:font-family-generic="swiss"/>
    <style:font-face style:name="Adobe Caslon Pro" svg:font-family="'Adobe Caslon Pr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09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11:44:55.20</meta:creation-date>
    <dc:date>2012-06-07T09:46:41</dc:date>
    <meta:editing-duration>PT4H31M16S</meta:editing-duration>
    <meta:editing-cycles>12</meta:editing-cycles>
    <meta:generator>OpenOffice.org/3.3$Unix OpenOffice.org_project/330m20$Build-9567</meta:generator>
    <dc:creator>Adriano Florez</dc:creator>
    <meta:document-statistic meta:table-count="3" meta:cell-count="21" meta:object-count="0"/>
  </office:meta>
</office:document-meta>
</file>